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 style:list-style-name="L2">
      <style:text-properties fo:language="ru" fo:country="RU"/>
    </style:style>
    <style:style style:name="P4" style:family="paragraph" style:parent-style-name="Standard" style:list-style-name="L3">
      <style:text-properties fo:language="ru" fo:country="RU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Допилы деталей из оргстекла</text:p>
      <text:p text:style-name="P2"/>
      <text:p text:style-name="P2">Деталь 1 — держатель маленький</text:p>
      <text:list xml:id="list32477506" text:style-name="L1">
        <text:list-item>
          <text:p text:style-name="P1"><text:span text:style-name="T2">развернуть отверстие на 8</text:span></text:p>
        </text:list-item>
        <text:list-item>
          <text:p text:style-name="P5"><text:span text:style-name="T1">просверлить и развернуть перпендикулярное <text:s/>отверстие </text:span><text:span text:style-name="T2">на высоте 7 от основания, симметрично осевой линии</text:span></text:p>
        </text:list-item>
      </text:list>
      <text:p text:style-name="P2"/>
      <text:p text:style-name="P2">Деталь 2 — ножка</text:p>
      <text:list xml:id="list33264705" text:style-name="L2">
        <text:list-item>
          <text:p text:style-name="P3">развернуть два отверстия на 8</text:p>
        </text:list-item>
        <text:list-item>
          <text:p text:style-name="P6"><text:span text:style-name="T2">просверлить и развернуть два отверстия — в изогнутой верхней части на расстоянии 8 от края симметрично осевой линии, и на высоте 38 мм снизу симметрично осевой линии</text:span></text:p>
        </text:list-item>
      </text:list>
      <text:p text:style-name="Standard"><text:span text:style-name="T2"/></text:p>
      <text:p text:style-name="P2">Деталь 3 — загогулина верхняя</text:p>
      <text:list xml:id="list34475665" text:continue-numbering="true" text:style-name="L2">
        <text:list-item>
          <text:p text:style-name="P3">развернуть два отверстия на 8</text:p>
        </text:list-item>
        <text:list-item>
          <text:p text:style-name="P6"><text:span text:style-name="T2">просверлить и развернуть два отверстия — в изогнутой верхней части на расстоянии 9 от угла симметрично осевой линии</text:span></text:p>
        </text:list-item>
      </text:list>
      <text:p text:style-name="P2"/>
      <text:p text:style-name="P2">Деталь 4 — держатель для мотора <text:span text:style-name="T1">Z</text:span></text:p>
      <text:p text:style-name="P2">Две детали</text:p>
      <text:p text:style-name="P2">4.1 — для двигателя. Нужно:</text:p>
      <text:list xml:id="list34304720" text:style-name="L3">
        <text:list-item>
          <text:p text:style-name="P4">высверлить 4 отверстия диаметром 3 для крепежа мотора</text:p>
        </text:list-item>
        <text:list-item>
          <text:p text:style-name="P4">нарезать резьбу М5 в двух отверстиях сбоку</text:p>
        </text:list-item>
        <text:list-item>
          <text:p text:style-name="P4">просверлить и развернуть два сквозных отверстия на 8 сбоку</text:p>
        </text:list-item>
      </text:list>
      <text:p text:style-name="P2">4.2 — для держателя подшипника. Нужно:</text:p>
      <text:list xml:id="list34478802" text:continue-numbering="true" text:style-name="L3">
        <text:list-item>
          <text:p text:style-name="P4">профрезеровать цилиндр под подшипник глубиной 7,6 мм и диаметром 22 мм</text:p>
        </text:list-item>
        <text:list-item>
          <text:p text:style-name="P4">нарезать резьбу М5 в 4х отверстиях для крепежа подшипника</text:p>
        </text:list-item>
        <text:list-item>
          <text:p text:style-name="P4">нарезать резьбу М5 в двух отверстиях сбоку</text:p>
        </text:list-item>
        <text:list-item>
          <text:p text:style-name="P7"><text:span text:style-name="T2">просверлить и развернуть два сквозных отверстия на 8 сбоку</text:span></text:p>
        </text:list-item>
      </text:list>
      <text:p text:style-name="Standard"><text:span text:style-name="T2">В случае двух двигателей нужны 2 детали 4.1</text:span></text:p>
      <text:p text:style-name="P2"/>
      <text:p text:style-name="P2">Деталь 5 — концевик</text:p>
      <text:p text:style-name="P2">Деталь 6 — зажим для направляющей <text:span text:style-name="T1">Z</text:span></text:p>
      <text:p text:style-name="P2">- просверлить два отверстия диаметром 5 сбоку на расстоянии 16 друг от друга и симметрично осевой линии</text:p>
      <text:p text:style-name="P2"/>
      <text:p text:style-name="P2"><text:span text:style-name="T1">Деталь 13 — д</text:span>ержатель <text:span text:style-name="T1">для </text:span>мотора <text:span text:style-name="T1">Y</text:span></text:p>
      <text:p text:style-name="P2"><text:span text:style-name="T1">Деталь 14 — д</text:span>ержатель<text:span text:style-name="T1"> для </text:span>мотора <text:span text:style-name="T1">X</text:span></text:p>
      <text:p text:style-name="P2"><text:span text:style-name="T1">Деталь 15 — </text:span>держатель каретки</text:p>
      <text:p text:style-name="P2"><text:span text:style-name="T1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Answer</meta:initial-creator>
    <meta:creation-date>2012-03-11T12:30:23</meta:creation-date>
    <dc:date>2012-03-11T14:34:41.20</dc:date>
    <dc:creator>Andrew Answer</dc:creator>
    <meta:editing-duration>PT2H4M11S</meta:editing-duration>
    <meta:editing-cycles>15</meta:editing-cycles>
    <meta:generator>OpenOffice.org/3.3$Win32 OpenOffice.org_project/330m20$Build-9567</meta:generator>
    <meta:document-statistic meta:table-count="0" meta:image-count="0" meta:object-count="0" meta:page-count="1" meta:paragraph-count="28" meta:word-count="238" meta:character-count="1366"/>
  </office:meta>
</office:document-meta>
</file>